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2" draw:layer="layout" svg:width="2cm" svg:height="2cm" svg:x="2.3cm" svg:y="3.2cm">
          <text:p text:style-name="P1"><text:span text:style-name="T1">ERROR</text:span></text:p>
          <text:p text:style-name="P1"><text:span text:style-name="T1">=5</text:span></text:p>
        </draw:rect>
        <draw:rect draw:style-name="gr1" draw:text-style-name="P2" draw:layer="layout" svg:width="7cm" svg:height="2cm" svg:x="6.3cm" svg:y="3.2cm">
          <text:p text:style-name="P1"><text:span text:style-name="T1">エラーメッセージ</text:span></text:p>
        </draw:rect>
        <draw:rect draw:style-name="gr1" draw:text-style-name="P2" draw:layer="layout" svg:width="1cm" svg:height="2cm" svg:x="13.3cm" svg:y="3.2cm">
          <text:p text:style-name="P1"><text:span text:style-name="T1">0</text:span></text:p>
        </draw:rect>
        <draw:measure draw:style-name="gr2" draw:text-style-name="P1" draw:layer="measurelines" svg:x1="2.3cm" svg:y1="6.9cm" svg:x2="4.3cm" svg:y2="6.9cm">
          <text:p text:style-name="P3"><text:span text:style-name="T2"><text:measure text:kind="gap"/></text:span><text:span text:style-name="T2">2byte</text:span></text:p>
        </draw:measure>
        <draw:measure draw:style-name="gr2" draw:text-style-name="P1" draw:layer="layout" svg:x1="6.3cm" svg:y1="6.9cm" svg:x2="13.3cm" svg:y2="6.9cm">
          <text:p text:style-name="P3"><text:span text:style-name="T2">nbyte</text:span></text:p>
        </draw:measure>
        <draw:measure draw:style-name="gr2" draw:text-style-name="P1" draw:layer="layout" svg:x1="13.237cm" svg:y1="3.1cm" svg:x2="14.237cm" svg:y2="3.1cm">
          <text:p text:style-name="P3"><text:span text:style-name="T2">1byte</text:span></text:p>
        </draw:measure>
        <draw:rect draw:style-name="gr1" draw:text-style-name="P2" draw:layer="layout" svg:width="2cm" svg:height="2cm" svg:x="4.3cm" svg:y="3.2cm">
          <text:p text:style-name="P1"><text:span text:style-name="T1">エラー</text:span></text:p>
          <text:p text:style-name="P1"><text:span text:style-name="T1">コード</text:span></text:p>
        </draw:rect>
        <draw:measure draw:style-name="gr2" draw:text-style-name="P1" draw:layer="layout" svg:x1="4.3cm" svg:y1="6.9cm" svg:x2="6.3cm" svg:y2="6.9cm">
          <text:p text:style-name="P3"><text:span text:style-name="T2"><text:measure text:kind="gap"/></text:span><text:span text:style-name="T2">2byte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30T09:07:13.89</meta:creation-date>
    <dc:date>2010-11-30T21:06:24.70</dc:date>
    <meta:editing-duration>PT00H11M43S</meta:editing-duration>
    <meta:editing-cycles>3</meta:editing-cycles>
    <meta:generator>OpenOffice.org/3.2$Win32 OpenOffice.org_project/320m18$Build-9502</meta:generator>
    <meta:document-statistic meta:object-count="8"/>
  </office:meta>
</office:document-meta>
</file>